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fo:border-bottom="1.5pt solid #000000" fo:border-left="none" fo:border-right="0.74pt solid #000000" fo:border-top="none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1.5pt solid #000000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ce15" style:family="table-cell" style:parent-style-name="Default" style:data-style-name="N11">
      <style:table-cell-properties fo:border-bottom="0.74pt solid #000000" fo:border-left="0.74pt solid #000000" fo:border-right="none" fo:border-top="0.74pt solid #000000"/>
    </style:style>
    <style:style style:name="ce16" style:family="table-cell" style:parent-style-name="Default" style:data-style-name="N11">
      <style:table-cell-properties fo:border-bottom="none" fo:border-left="0.74pt solid #000000" fo:border-right="none" fo:border-top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f" table:style-name="ta1">
        <table:shapes>
          <draw:frame draw:z-index="0" draw:style-name="gr1" draw:text-style-name="P1" svg:width="6.2465in" svg:height="3.4315in" svg:x="6.5008in" svg:y="0.1067in">
            <draw:object draw:notify-on-update-of-ranges="perf.B2:perf.B2 perf.B3:perf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43in" svg:height="3.5469in" svg:x="6.5201in" svg:y="3.6268in">
            <draw:object draw:notify-on-update-of-ranges="perf.A3:perf.A17 perf.C2:perf.C2 perf.C3:perf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6"/>
        <table:table-column table:style-name="co1" table:default-cell-style-name="ce15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8" office:value-type="string" calcext:value-type="string" table:number-columns-spanned="3" table:number-rows-spanned="1">
            <text:p>Dynamic schedule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5" office:value-type="string" calcext:value-type="string">
            <text:p>Time (s)</text:p>
          </table:table-cell>
          <table:table-cell table:style-name="ce5" office:value-type="string" calcext:value-type="string">
            <text:p>Speedu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3.679" calcext:value-type="float">
            <text:p>643.679</text:p>
          </table:table-cell>
          <table:table-cell table:formula="of:=[.B3]/[.B3]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1.658" calcext:value-type="float">
            <text:p>341.658</text:p>
          </table:table-cell>
          <table:table-cell table:formula="of:=[.B3]/[.B4]" office:value-type="percentage" office:value="1.88398632550679" calcext:value-type="percentage">
            <text:p>188.40%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1.36" calcext:value-type="float">
            <text:p>231.36</text:p>
          </table:table-cell>
          <table:table-cell table:formula="of:=[.B3]/[.B5]" office:value-type="percentage" office:value="2.78215335408022" calcext:value-type="percentage">
            <text:p>278.22%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9.612" calcext:value-type="float">
            <text:p>179.612</text:p>
          </table:table-cell>
          <table:table-cell table:formula="of:=[.B3]/[.B6]" office:value-type="percentage" office:value="3.58371935060018" calcext:value-type="percentage">
            <text:p>358.37%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*60+36.24" office:value-type="float" office:value="156.24" calcext:value-type="float">
            <text:p>156.24</text:p>
          </table:table-cell>
          <table:table-cell table:formula="of:=[.B3]/[.B7]" office:value-type="percentage" office:value="4.11980926779314" calcext:value-type="percentage">
            <text:p>411.98%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*60+28.536" office:value-type="float" office:value="148.536" calcext:value-type="float">
            <text:p>148.536</text:p>
          </table:table-cell>
          <table:table-cell table:formula="of:=[.B3]/[.B8]" office:value-type="percentage" office:value="4.33348817795013" calcext:value-type="percentage">
            <text:p>433.35%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*60+3.168" office:value-type="float" office:value="123.168" calcext:value-type="float">
            <text:p>123.168</text:p>
          </table:table-cell>
          <table:table-cell table:formula="of:=[.B3]/[.B9]" office:value-type="percentage" office:value="5.22602461678358" calcext:value-type="percentage">
            <text:p>522.60%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60+50.836" office:value-type="float" office:value="110.836" calcext:value-type="float">
            <text:p>110.836</text:p>
          </table:table-cell>
          <table:table-cell table:formula="of:=[.B3]/[.B10]" office:value-type="percentage" office:value="5.80749034609694" calcext:value-type="percentage">
            <text:p>580.75%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60+44.752" office:value-type="float" office:value="104.752" calcext:value-type="float">
            <text:p>104.752</text:p>
          </table:table-cell>
          <table:table-cell table:formula="of:=[.B3]/[.B11]" office:value-type="percentage" office:value="6.14478959828929" calcext:value-type="percentage">
            <text:p>614.48%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60+39.46" office:value-type="float" office:value="99.46" calcext:value-type="float">
            <text:p>99.46</text:p>
          </table:table-cell>
          <table:table-cell table:formula="of:=[.B3]/[.B12]" office:value-type="percentage" office:value="6.47173738186205" calcext:value-type="percentage">
            <text:p>647.17%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60+35.191" office:value-type="float" office:value="95.191" calcext:value-type="float">
            <text:p>95.191</text:p>
          </table:table-cell>
          <table:table-cell table:formula="of:=[.B3]/[.B13]" office:value-type="percentage" office:value="6.76197329579477" calcext:value-type="percentage">
            <text:p>676.20%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60+31.863" office:value-type="float" office:value="91.863" calcext:value-type="float">
            <text:p>91.863</text:p>
          </table:table-cell>
          <table:table-cell table:formula="of:=[.B3]/[.B14]" office:value-type="percentage" office:value="7.00694512480542" calcext:value-type="percentage">
            <text:p>700.69%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60+28.81" office:value-type="float" office:value="88.81" calcext:value-type="float">
            <text:p>88.81</text:p>
          </table:table-cell>
          <table:table-cell table:formula="of:=[.B3]/[.B15]" office:value-type="percentage" office:value="7.24782119130729" calcext:value-type="percentage">
            <text:p>724.78%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60+25.757" office:value-type="float" office:value="85.757" calcext:value-type="float">
            <text:p>85.757</text:p>
          </table:table-cell>
          <table:table-cell table:formula="of:=[.B3]/[.B16]" office:value-type="percentage" office:value="7.5058479191203" calcext:value-type="percentage">
            <text:p>750.58%</text:p>
          </table:table-cell>
          <table:table-cell table:number-columns-repeated="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7" table:formula="of:=60+23.264" office:value-type="float" office:value="83.264" calcext:value-type="float">
            <text:p>83.264</text:p>
          </table:table-cell>
          <table:table-cell table:style-name="ce16" table:formula="of:=[.B3]/[.B17]" office:value-type="percentage" office:value="7.7305798424289" calcext:value-type="percentage">
            <text:p>773.06%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Nirmala U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Nirmala UI" style:font-family-complex="'Nirmala U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 style:data-style-name="N2" text:time-value="02:47:27.8276638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9:05:49.701007628</meta:creation-date>
    <dc:date>2023-12-10T03:07:35.040877996</dc:date>
    <meta:editing-duration>PT2H34M41S</meta:editing-duration>
    <meta:editing-cycles>9</meta:editing-cycles>
    <meta:generator>LibreOffice/7.6.4.1$Linux_X86_64 LibreOffice_project/e19e193f88cd6c0525a17fb7a176ed8e6a3e2aa1</meta:generator>
    <meta:document-statistic meta:table-count="2" meta:cell-count="49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67cm" svg:height="8.717cm" xlink:href=".." xlink:type="simple" chart:class="chart:line" chart:style-name="ch1">
        <chart:plot-area chart:style-name="ch2" table:cell-range-address="perf.B2:perf.B17" chart:data-source-has-labels="row" svg:x="1.328cm" svg:y="0.174cm" svg:width="14.222cm" svg:height="7.388cm">
          <chart:coordinate-region svg:x="2.135cm" svg:y="0.374cm" svg:width="13.228cm" svg:height="6.541cm"/>
          <chart:axis chart:dimension="x" chart:name="primary-x" chart:style-name="ch3">
            <chart:title svg:x="7.786cm" svg:y="7.736cm" chart:style-name="ch4">
              <text:p>Threads</text:p>
            </chart:title>
          </chart:axis>
          <chart:axis chart:dimension="y" chart:name="primary-y" chart:style-name="ch3">
            <chart:title svg:x="0.451cm" svg:y="4.282cm" chart:style-name="ch5">
              <text:p>Time</text:p>
            </chart:title>
            <chart:grid chart:style-name="ch6" chart:class="major"/>
          </chart:axis>
          <chart:series chart:style-name="ch7" chart:values-cell-range-address="perf.B3:perf.B17" chart:label-cell-address="perf.B2:perf.B2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perf.B2:perf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3.679">
                <text:p>643.679</text:p>
                <draw:g>
                  <svg:desc>perf.B3:perf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1.658">
                <text:p>341.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1.36">
                <text:p>231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9.612">
                <text:p>179.6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6.24">
                <text:p>156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.536">
                <text:p>148.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168">
                <text:p>123.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.836">
                <text:p>110.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.752">
                <text:p>104.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.46">
                <text:p>99.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.191">
                <text:p>95.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.863">
                <text:p>91.8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.81">
                <text:p>88.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.757">
                <text:p>85.7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3.264">
                <text:p>83.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e19e193f88cd6c0525a17fb7a176ed8e6a3e2a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4cm" svg:height="9.01cm" xlink:href=".." xlink:type="simple" chart:class="chart:line" chart:style-name="ch1">
        <chart:plot-area chart:style-name="ch2" table:cell-range-address="perf.A3:perf.A17 perf.C2:perf.C17" chart:data-source-has-labels="both" svg:x="1.331cm" svg:y="0.18cm" svg:width="14.363cm" svg:height="7.669cm">
          <chart:coordinate-region svg:x="2.931cm" svg:y="0.379cm" svg:width="12.576cm" svg:height="6.823cm"/>
          <chart:axis chart:dimension="x" chart:name="primary-x" chart:style-name="ch3" chartooo:axis-type="auto">
            <chartooo:date-scale/>
            <chart:title svg:x="7.859cm" svg:y="8.029cm" chart:style-name="ch4">
              <text:p>Threads</text:p>
            </chart:title>
            <chart:categories table:cell-range-address="perf.A3:perf.A17"/>
          </chart:axis>
          <chart:axis chart:dimension="y" chart:name="primary-y" chart:style-name="ch5">
            <chart:title svg:x="0.451cm" svg:y="5.024cm" chart:style-name="ch6">
              <text:p>Speedup (%)</text:p>
            </chart:title>
            <chart:grid chart:style-name="ch7" chart:class="major"/>
          </chart:axis>
          <chart:series chart:style-name="ch8" chart:values-cell-range-address="perf.C3:perf.C17" chart:label-cell-address="perf.C2:perf.C2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perf.C2:perf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erf.A3:perf.A17</svg:desc>
                </draw:g>
              </table:table-cell>
              <table:table-cell office:value-type="float" office:value="1">
                <text:p>1</text:p>
                <draw:g>
                  <svg:desc>perf.C3:perf.C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8398632550679">
                <text:p>1.8839863255067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78215335408022">
                <text:p>2.782153354080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58371935060018">
                <text:p>3.583719350600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11980926779314">
                <text:p>4.119809267793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33348817795013">
                <text:p>4.333488177950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22602461678358">
                <text:p>5.226024616783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80749034609694">
                <text:p>5.807490346096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14478959828929">
                <text:p>6.144789598289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47173738186205">
                <text:p>6.4717373818620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.76197329579477">
                <text:p>6.761973295794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00694512480542">
                <text:p>7.006945124805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24782119130729">
                <text:p>7.247821191307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.5058479191203">
                <text:p>7.505847919120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7305798424289">
                <text:p>7.73057984242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e19e193f88cd6c0525a17fb7a176ed8e6a3e2aa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